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3.328cm" table:align="left"/>
    </style:style>
    <style:style style:name="Table2.A" style:family="table-column">
      <style:table-column-properties style:column-width="3.328cm"/>
    </style:style>
    <style:style style:name="Table2.A1" style:family="table-cell">
      <style:table-cell-properties style:vertical-align="middle" fo:padding="0cm" fo:border="none"/>
    </style:style>
    <style:style style:name="Table1" style:family="table">
      <style:table-properties style:width="3.328cm" table:align="left"/>
    </style:style>
    <style:style style:name="Table1.A" style:family="table-column">
      <style:table-column-properties style:column-width="3.328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3.328cm" table:align="left"/>
    </style:style>
    <style:style style:name="Table2.A" style:family="table-column">
      <style:table-column-properties style:column-width="3.328cm"/>
    </style:style>
    <style:style style:name="Table2.A1" style:family="table-cell">
      <style:table-cell-properties style:vertical-align="middle" fo:padding="0cm" fo:border="none"/>
    </style:style>
    <style:style style:name="Table1" style:family="table">
      <style:table-properties style:width="3.328cm" table:align="left"/>
    </style:style>
    <style:style style:name="Table1.A" style:family="table-column">
      <style:table-column-properties style:column-width="3.328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ext_20_body">
      <style:text-properties officeooo:paragraph-rsid="0027d014"/>
    </style:style>
    <style:style style:name="P2" style:family="paragraph" style:parent-style-name="Standard">
      <style:text-properties officeooo:paragraph-rsid="0030d475"/>
    </style:style>
    <style:style style:name="P3" style:family="paragraph" style:parent-style-name="Text_20_body">
      <style:text-properties officeooo:paragraph-rsid="0027d014"/>
    </style:style>
    <style:style style:name="P4" style:family="paragraph" style:parent-style-name="Text_20_body">
      <style:text-properties officeooo:paragraph-rsid="0029779a"/>
    </style:style>
    <style:style style:name="P5" style:family="paragraph" style:parent-style-name="Text_20_body">
      <style:text-properties officeooo:paragraph-rsid="002a8916"/>
    </style:style>
    <style:style style:name="P6" style:family="paragraph" style:parent-style-name="Text_20_body">
      <style:text-properties officeooo:paragraph-rsid="002be287"/>
    </style:style>
    <style:style style:name="P7" style:family="paragraph" style:parent-style-name="Text_20_body">
      <style:text-properties fo:font-size="12pt" officeooo:rsid="001dcc12" officeooo:paragraph-rsid="0021b24c" style:font-size-asian="10.5pt" style:font-size-complex="12pt"/>
    </style:style>
    <style:style style:name="P8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273239" style:font-name="Liberation Serif" fo:font-size="12pt" fo:letter-spacing="normal" fo:font-style="normal" fo:font-weight="normal" officeooo:rsid="0027d014" officeooo:paragraph-rsid="0027d014" style:font-size-asian="12pt" style:font-weight-asian="normal" style:font-size-complex="12pt" style:font-weight-complex="normal"/>
    </style:style>
    <style:style style:name="P10" style:family="paragraph" style:parent-style-name="Text_20_body">
      <style:text-properties officeooo:paragraph-rsid="00225da3"/>
    </style:style>
    <style:style style:name="P11" style:family="paragraph" style:parent-style-name="Text_20_body">
      <style:text-properties officeooo:rsid="0027d014" officeooo:paragraph-rsid="0027d014"/>
    </style:style>
    <style:style style:name="P12" style:family="paragraph" style:parent-style-name="Text_20_body">
      <style:text-properties officeooo:paragraph-rsid="002504f5"/>
    </style:style>
    <style:style style:name="P13" style:family="paragraph" style:parent-style-name="Standard">
      <style:text-properties officeooo:paragraph-rsid="0030d475"/>
    </style:style>
    <style:style style:name="P14" style:family="paragraph" style:parent-style-name="Standard">
      <style:text-properties officeooo:paragraph-rsid="0026c554"/>
    </style:style>
    <style:style style:name="P15" style:family="paragraph" style:parent-style-name="Standard">
      <style:text-properties fo:font-size="12pt" officeooo:rsid="002504f5" officeooo:paragraph-rsid="0026c554" style:font-size-asian="10.5pt" style:font-size-complex="12pt"/>
    </style:style>
    <style:style style:name="P16" style:family="paragraph" style:parent-style-name="Standard">
      <style:text-properties fo:font-size="12pt" officeooo:rsid="002504f5" officeooo:paragraph-rsid="002504f5" style:font-size-asian="10.5pt" style:font-size-complex="12pt"/>
    </style:style>
    <style:style style:name="P17" style:family="paragraph" style:parent-style-name="Standard">
      <style:text-properties officeooo:paragraph-rsid="002504f5"/>
    </style:style>
    <style:style style:name="P18" style:family="paragraph" style:parent-style-name="Standard">
      <style:text-properties officeooo:paragraph-rsid="00225da3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be287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bf122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05861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0d475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2d1dd"/>
    </style:style>
    <style:style style:name="P26" style:family="paragraph" style:parent-style-name="Standard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paragraph-rsid="0032d1dd"/>
    </style:style>
    <style:style style:name="P27" style:family="paragraph" style:parent-style-name="Standard">
      <style:paragraph-properties fo:margin-top="0cm" fo:margin-bottom="0.499cm" loext:contextual-spacing="false" fo:orphans="2" fo:widows="2"/>
      <style:text-properties officeooo:paragraph-rsid="0032d1dd"/>
    </style:style>
    <style:style style:name="P28" style:family="paragraph" style:parent-style-name="Standard">
      <style:paragraph-properties fo:margin-top="0cm" fo:margin-bottom="0.499cm" loext:contextual-spacing="false" fo:orphans="2" fo:widows="2"/>
      <style:text-properties officeooo:rsid="003324e8" officeooo:paragraph-rsid="0037b0f9"/>
    </style:style>
    <style:style style:name="P29" style:family="paragraph" style:parent-style-name="Standard">
      <style:paragraph-properties fo:margin-top="0cm" fo:margin-bottom="0.499cm" loext:contextual-spacing="false" fo:orphans="2" fo:widows="2"/>
      <style:text-properties officeooo:rsid="0047b9e0" officeooo:paragraph-rsid="0047b9e0"/>
    </style:style>
    <style:style style:name="P3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3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paragraph-rsid="0032d1dd"/>
    </style:style>
    <style:style style:name="P32" style:family="paragraph" style:parent-style-name="Preformatted_20_Text">
      <loext:graphic-properties draw:fill="solid" draw:fill-color="#f6f6f6" draw:opacity="100%"/>
      <style:paragraph-properties fo:margin-top="0cm" fo:margin-bottom="0cm" loext:contextual-spacing="false" fo:text-align="start" style:justify-single-word="false" fo:orphans="2" fo:widows="2" fo:background-color="#f6f6f6"/>
    </style:style>
    <style:style style:name="P33" style:family="paragraph" style:parent-style-name="Standard">
      <style:paragraph-properties fo:margin-top="0.212cm" fo:margin-bottom="0cm" loext:contextual-spacing="false"/>
    </style:style>
    <style:style style:name="P34" style:family="paragraph" style:parent-style-name="Horizontal_20_Line">
      <style:text-properties officeooo:paragraph-rsid="00217e32"/>
    </style:style>
    <style:style style:name="P35" style:family="paragraph" style:parent-style-name="Text_20_body">
      <style:text-properties officeooo:paragraph-rsid="0027d014"/>
    </style:style>
    <style:style style:name="P36" style:family="paragraph" style:parent-style-name="Standard">
      <style:text-properties officeooo:paragraph-rsid="0030d475"/>
    </style:style>
    <style:style style:name="P37" style:family="paragraph" style:parent-style-name="Standard">
      <style:paragraph-properties fo:margin-top="0cm" fo:margin-bottom="0.499cm" loext:contextual-spacing="false" fo:orphans="2" fo:widows="2"/>
      <style:text-properties officeooo:rsid="003324e8" officeooo:paragraph-rsid="0037b0f9"/>
    </style:style>
    <style:style style:name="P38" style:family="paragraph" style:parent-style-name="Standard">
      <style:paragraph-properties fo:margin-top="0cm" fo:margin-bottom="0.499cm" loext:contextual-spacing="false" fo:orphans="2" fo:widows="2"/>
      <style:text-properties officeooo:rsid="003324e8" officeooo:paragraph-rsid="004a914c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0" style:family="paragraph">
      <style:paragraph-properties fo:text-align="center"/>
    </style:style>
    <style:style style:name="T1" style:family="text">
      <style:text-properties fo:font-variant="normal" fo:text-transform="none" fo:color="#5c35cc" style:font-name="SFMono-Regular" fo:font-size="10.5pt" fo:letter-spacing="normal" fo:font-style="normal" fo:font-weight="normal"/>
    </style:style>
    <style:style style:name="T2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273239" fo:letter-spacing="normal" fo:background-color="#ffffff" loext:char-shading-value="0" loext:padding="0cm" loext:border="none"/>
    </style:style>
    <style:style style:name="T4" style:family="text">
      <style:text-properties fo:font-variant="normal" fo:text-transform="none" fo:color="#5c35cc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fo:color="#5c35cc" style:font-name="SFMono-Regular" fo:font-size="10.5pt" fo:letter-spacing="normal" fo:font-style="normal" fo:font-weight="normal" officeooo:rsid="0027d014"/>
    </style:style>
    <style:style style:name="T6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7" style:family="text">
      <style:text-properties fo:font-variant="normal" fo:text-transform="none" fo:color="#212529" style:font-name="SFMono-Regular" fo:font-size="10.5pt" fo:letter-spacing="normal" fo:font-style="normal" fo:font-weight="normal" officeooo:rsid="0021b24c" style:font-size-asian="10.5pt" style:font-size-complex="12pt"/>
    </style:style>
    <style:style style:name="T8" style:family="text">
      <style:text-properties fo:font-variant="normal" fo:text-transform="none" fo:color="#212529" fo:letter-spacing="normal"/>
    </style:style>
    <style:style style:name="T9" style:family="text">
      <style:text-properties fo:font-variant="normal" fo:text-transform="none" fo:color="#273239" fo:letter-spacing="normal" fo:background-color="#ffffff" loext:char-shading-value="0" loext:padding="0cm" loext:border="none"/>
    </style:style>
    <style:style style:name="T10" style:family="text">
      <style:text-properties fo:font-variant="normal" fo:text-transform="none" fo:color="#273239" fo:letter-spacing="normal" officeooo:rsid="00305861" fo:background-color="#ffffff" loext:char-shading-value="0" loext:padding="0cm" loext:border="none"/>
    </style:style>
    <style:style style:name="T11" style:family="text">
      <style:text-properties fo:font-variant="normal" fo:text-transform="none" fo:color="#273239" fo:letter-spacing="normal" fo:font-style="normal"/>
    </style:style>
    <style:style style:name="T12" style:family="text">
      <style:text-properties fo:font-variant="normal" fo:text-transform="none" fo:color="#273239" style:font-name="Liberation Serif" fo:font-size="12pt" fo:letter-spacing="normal" fo:font-style="normal" fo:font-weight="normal" officeooo:rsid="0027d014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73239" fo:font-size="11pt" fo:letter-spacing="normal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273239" fo:font-size="11pt" fo:letter-spacing="normal" fo:font-style="normal" fo:font-weight="normal" officeooo:rsid="00305861" fo:background-color="#ffffff" loext:char-shading-value="0" loext:padding="0cm" loext:border="none"/>
    </style:style>
    <style:style style:name="T15" style:family="text">
      <style:text-properties fo:font-variant="normal" fo:text-transform="none" fo:color="#273239" style:font-name="Consolas" fo:font-size="15pt" fo:letter-spacing="normal" fo:font-style="normal" fo:font-weight="normal" fo:background-color="#ffffff" loext:char-shading-value="0" loext:padding="0cm" loext:border="none"/>
    </style:style>
    <style:style style:name="T16" style:family="text">
      <style:text-properties fo:font-variant="normal" fo:text-transform="none" fo:color="#273239" style:font-name="Consolas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273239" style:font-name="Consolas" fo:font-size="11pt" fo:letter-spacing="normal" fo:font-style="normal" fo:font-weight="normal" fo:background-color="#ffffff" loext:char-shading-value="0" loext:padding="0cm" loext:border="none"/>
    </style:style>
    <style:style style:name="T18" style:family="text">
      <style:text-properties fo:font-variant="normal" fo:text-transform="none" fo:color="#273239" style:font-name="Consolas" fo:font-size="11pt" fo:letter-spacing="normal" fo:font-style="normal" fo:font-weight="normal" officeooo:rsid="00305861" fo:background-color="#ffffff" loext:char-shading-value="0" loext:padding="0cm" loext:border="none"/>
    </style:style>
    <style:style style:name="T19" style:family="text">
      <style:text-properties fo:font-variant="normal" fo:text-transform="none" fo:color="#204a87" style:font-name="SFMono-Regular" fo:font-size="10.5pt" fo:letter-spacing="normal" fo:font-style="normal" fo:font-weight="normal"/>
    </style:style>
    <style:style style:name="T20" style:family="text">
      <style:text-properties fo:font-variant="normal" fo:text-transform="none" fo:color="#204a87" style:font-name="SFMono-Regular" fo:font-size="10.5pt" fo:letter-spacing="normal" fo:font-style="normal" fo:font-weight="normal" officeooo:rsid="0021b24c" style:font-size-asian="10.5pt" style:font-size-complex="12pt"/>
    </style:style>
    <style:style style:name="T2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22" style:family="text">
      <style:text-properties fo:font-variant="normal" fo:text-transform="none" fo:color="#000000" style:font-name="SFMono-Regular" fo:font-size="10.5pt" fo:letter-spacing="normal" fo:font-style="normal" fo:font-weight="normal" officeooo:rsid="0021b24c" style:font-size-asian="10.5pt" style:font-size-complex="12pt"/>
    </style:style>
    <style:style style:name="T23" style:family="text">
      <style:text-properties fo:font-variant="normal" fo:text-transform="none" fo:color="#000000" style:font-name="Consolas" fo:font-size="11pt" fo:letter-spacing="normal" fo:font-style="normal" fo:font-weight="normal" fo:background-color="#ffffff" loext:char-shading-value="0" loext:padding="0cm" loext:border="none"/>
    </style:style>
    <style:style style:name="T24" style:family="text">
      <style:text-properties fo:font-variant="normal" fo:text-transform="none" fo:color="#000000" style:font-name="Consolas" fo:font-size="11pt" fo:letter-spacing="normal" fo:font-style="normal" fo:font-weight="normal" officeooo:rsid="002bf122" fo:background-color="#ffffff" loext:char-shading-value="0" loext:padding="0cm" loext:border="none"/>
    </style:style>
    <style:style style:name="T25" style:family="text">
      <style:text-properties fo:font-variant="normal" fo:text-transform="none" fo:color="#000000" style:font-name="Consolas" fo:font-size="11pt" fo:letter-spacing="normal" fo:font-style="normal" fo:font-weight="normal" officeooo:rsid="002c7425" fo:background-color="#ffffff" loext:char-shading-value="0" loext:padding="0cm" loext:border="none"/>
    </style:style>
    <style:style style:name="T26" style:family="text">
      <style:text-properties fo:font-variant="normal" fo:text-transform="none" fo:color="#000000" style:font-name="Consolas" fo:font-size="11pt" fo:letter-spacing="normal" fo:font-style="normal" fo:font-weight="normal" officeooo:rsid="002e7163" fo:background-color="#ffffff" loext:char-shading-value="0" loext:padding="0cm" loext:border="none"/>
    </style:style>
    <style:style style:name="T27" style:family="text">
      <style:text-properties fo:font-variant="normal" fo:text-transform="none" fo:color="#000000" style:font-name="Consolas" fo:font-size="11pt" fo:letter-spacing="normal" fo:font-style="normal" fo:font-weight="normal" officeooo:rsid="00305861" fo:background-color="#ffffff" loext:char-shading-value="0" loext:padding="0cm" loext:border="none"/>
    </style:style>
    <style:style style:name="T28" style:family="text">
      <style:text-properties fo:font-variant="normal" fo:text-transform="none" fo:color="#000000" style:font-name="Consolas" fo:font-size="11pt" fo:letter-spacing="normal" fo:font-style="normal" fo:font-weight="normal" officeooo:rsid="0032d1dd" fo:background-color="#ffffff" loext:char-shading-value="0" loext:padding="0cm" loext:border="none"/>
    </style:style>
    <style:style style:name="T29" style:family="text">
      <style:text-properties fo:font-variant="normal" fo:text-transform="none" fo:color="#000000" style:font-name="Consolas" fo:font-size="11pt" fo:font-style="normal" fo:font-weight="normal" fo:background-color="#ffffff" loext:char-shading-value="0" loext:padding="0cm" loext:border="none"/>
    </style:style>
    <style:style style:name="T30" style:family="text">
      <style:text-properties fo:font-variant="normal" fo:text-transform="none" fo:color="#4e9a06" style:font-name="SFMono-Regular" fo:font-size="10.5pt" fo:letter-spacing="normal" fo:font-style="normal" fo:font-weight="normal"/>
    </style:style>
    <style:style style:name="T31" style:family="text">
      <style:text-properties fo:font-variant="normal" fo:text-transform="none" fo:color="#3465a4" style:font-name="SFMono-Regular" fo:font-size="10.5pt" fo:letter-spacing="normal" fo:font-style="normal" fo:font-weight="normal"/>
    </style:style>
    <style:style style:name="T32" style:family="text">
      <style:text-properties fo:font-variant="normal" fo:text-transform="none" fo:color="#d4d4d4" style:font-name="Droid Sans Mono" fo:font-size="15pt" fo:letter-spacing="normal" fo:font-style="normal" fo:font-weight="normal" officeooo:rsid="0032d1dd" fo:background-color="#1e1e1e" loext:char-shading-value="0" loext:padding="0cm" loext:border="none"/>
    </style:style>
    <style:style style:name="T33" style:family="text">
      <style:text-properties fo:font-variant="normal" fo:text-transform="none" fo:color="#006699" style:font-name="Consolas" fo:font-size="11pt" fo:letter-spacing="normal" fo:font-style="normal" fo:font-weight="bold" fo:background-color="#ffffff" loext:char-shading-value="0" loext:padding="0cm" loext:border="none"/>
    </style:style>
    <style:style style:name="T34" style:family="text">
      <style:text-properties fo:font-variant="normal" fo:text-transform="none" fo:color="#006699" style:font-name="Consolas" fo:font-size="11pt" fo:letter-spacing="normal" fo:font-style="normal" fo:font-weight="bold" officeooo:rsid="00305861" fo:background-color="#ffffff" loext:char-shading-value="0" loext:padding="0cm" loext:border="none"/>
    </style:style>
    <style:style style:name="T35" style:family="text">
      <style:text-properties fo:font-variant="normal" fo:text-transform="none" fo:color="#0000ff" style:font-name="Consolas" fo:font-size="11pt" fo:letter-spacing="normal" fo:font-style="normal" fo:font-weight="normal" fo:background-color="#ffffff" loext:char-shading-value="0" loext:padding="0cm" loext:border="none"/>
    </style:style>
    <style:style style:name="T36" style:family="text">
      <style:text-properties fo:font-variant="normal" fo:text-transform="none" fo:color="#ff1493" style:font-name="Consolas" fo:font-size="11pt" fo:letter-spacing="normal" fo:font-style="normal" fo:font-weight="normal" fo:background-color="#ffffff" loext:char-shading-value="0" loext:padding="0cm" loext:border="none"/>
    </style:style>
    <style:style style:name="T37" style:family="text">
      <style:text-properties fo:font-variant="normal" fo:text-transform="none" fo:color="#ff1493" style:font-name="Consolas" fo:font-size="11pt" fo:letter-spacing="normal" fo:font-style="normal" fo:font-weight="normal" officeooo:rsid="00305861" fo:background-color="#ffffff" loext:char-shading-value="0" loext:padding="0cm" loext:border="none"/>
    </style:style>
    <style:style style:name="T38" style:family="text">
      <style:text-properties fo:font-variant="normal" fo:text-transform="none" fo:color="#008200" style:font-name="Consolas" fo:font-size="11pt" fo:letter-spacing="normal" fo:font-style="normal" fo:font-weight="normal" fo:background-color="#ffffff" loext:char-shading-value="0" loext:padding="0cm" loext:border="none"/>
    </style:style>
    <style:style style:name="T39" style:family="text">
      <style:text-properties fo:font-variant="normal" fo:text-transform="none" fo:color="#009900" style:font-name="Consolas" fo:font-size="11pt" fo:letter-spacing="normal" fo:font-style="normal" fo:font-weight="normal" officeooo:rsid="00305861" fo:background-color="#ffffff" loext:char-shading-value="0" loext:padding="0cm" loext:border="none"/>
    </style:style>
    <style:style style:name="T40" style:family="text">
      <style:text-properties fo:font-variant="normal" fo:text-transform="none" fo:color="#202124" style:font-name="arial" fo:font-size="12pt" fo:letter-spacing="normal" fo:font-style="normal" fo:font-weight="bold" officeooo:rsid="0032d1dd" fo:background-color="#ffffff" loext:char-shading-value="0" loext:padding="0cm" loext:border="none"/>
    </style:style>
    <style:style style:name="T41" style:family="text">
      <style:text-properties fo:font-variant="normal" fo:text-transform="none" fo:color="#202124" style:font-name="arial" fo:font-size="12pt" fo:letter-spacing="normal" fo:font-style="normal" fo:font-weight="normal" officeooo:rsid="0032d1dd" fo:background-color="#ffffff" loext:char-shading-value="0" loext:padding="0cm" loext:border="none"/>
    </style:style>
    <style:style style:name="T42" style:family="text">
      <style:text-properties fo:font-variant="normal" fo:text-transform="none" fo:color="#222222" style:font-name="Liberation Serif" fo:font-size="12pt" fo:letter-spacing="normal" fo:font-style="normal" fo:font-weight="normal" officeooo:rsid="0032d1dd" fo:background-color="#1e1e1e" loext:char-shading-value="0" loext:padding="0cm" loext:border="none"/>
    </style:style>
    <style:style style:name="T43" style:family="text">
      <style:text-properties officeooo:rsid="001caf97"/>
    </style:style>
    <style:style style:name="T44" style:family="text">
      <style:text-properties officeooo:rsid="001dcc12"/>
    </style:style>
    <style:style style:name="T45" style:family="text">
      <style:text-properties fo:font-size="12pt" officeooo:rsid="001dcc12" style:font-size-asian="10.5pt" style:font-size-complex="12pt"/>
    </style:style>
    <style:style style:name="T46" style:family="text">
      <style:text-properties fo:font-size="12pt" officeooo:rsid="0021b24c" style:font-size-asian="10.5pt" style:font-size-complex="12pt"/>
    </style:style>
    <style:style style:name="T47" style:family="text">
      <style:text-properties fo:font-size="12pt" officeooo:rsid="00225da3" style:font-size-asian="10.5pt" style:font-size-complex="12pt"/>
    </style:style>
    <style:style style:name="T48" style:family="text">
      <style:text-properties fo:font-size="12pt" officeooo:rsid="002504f5" style:font-size-asian="10.5pt" style:font-size-complex="12pt"/>
    </style:style>
    <style:style style:name="T49" style:family="text">
      <style:text-properties officeooo:rsid="002504f5"/>
    </style:style>
    <style:style style:name="T50" style:family="text">
      <style:text-properties fo:color="#569cd6" style:font-name="Droid Sans Mono" fo:font-size="15pt" fo:font-weight="normal" fo:background-color="#1e1e1e" loext:char-shading-value="0"/>
    </style:style>
    <style:style style:name="T51" style:family="text">
      <style:text-properties officeooo:rsid="0027d014"/>
    </style:style>
    <style:style style:name="T52" style:family="text">
      <style:text-properties officeooo:rsid="0029779a"/>
    </style:style>
    <style:style style:name="T53" style:family="text">
      <style:text-properties officeooo:rsid="002a8916"/>
    </style:style>
    <style:style style:name="T54" style:family="text">
      <style:text-properties style:font-name="Consolas" fo:font-size="11pt" officeooo:rsid="0032d1dd" fo:background-color="#ffffff" loext:char-shading-value="0" loext:padding="0cm" loext:border="none"/>
    </style:style>
    <style:style style:name="T55" style:family="text">
      <style:text-properties officeooo:rsid="0032d1dd"/>
    </style:style>
    <style:style style:name="T56" style:family="text">
      <style:text-properties fo:color="#008000" fo:font-weight="bold"/>
    </style:style>
    <style:style style:name="T57" style:family="text">
      <style:text-properties fo:color="#666666"/>
    </style:style>
    <style:style style:name="T58" style:family="text">
      <style:text-properties officeooo:rsid="00453f75"/>
    </style:style>
    <style:style style:name="T59" style:family="text">
      <style:text-properties officeooo:rsid="00482b30"/>
    </style:style>
    <style:style style:name="T60" style:family="text">
      <style:text-properties officeooo:rsid="004a914c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94215830167856" text:id="ct94215830167856">
          <text:insertion>
            <office:change-info>
              <dc:creator>Unknown Author</dc:creator>
              <dc:date>2022-10-24T17:09:59</dc:date>
            </office:change-info>
          </text:insertion>
        </text:changed-region>
        <text:changed-region xml:id="ct94215830167120" text:id="ct94215830167120">
          <text:insertion>
            <office:change-info>
              <dc:creator>Unknown Author</dc:creator>
              <dc:date>2022-10-24T17:10:04</dc:date>
            </office:change-info>
          </text:insertion>
        </text:changed-region>
        <text:changed-region xml:id="ct94215830172096" text:id="ct94215830172096">
          <text:insertion>
            <office:change-info>
              <dc:creator>Unknown Author</dc:creator>
              <dc:date>2022-10-24T17:10:01</dc:date>
            </office:change-info>
          </text:insertion>
        </text:changed-region>
        <text:changed-region xml:id="ct94215830172368" text:id="ct94215830172368">
          <text:insertion>
            <office:change-info>
              <dc:creator>Unknown Author</dc:creator>
              <dc:date>2022-10-24T17:09:31</dc:date>
            </office:change-info>
          </text:insertion>
        </text:changed-region>
        <text:changed-region xml:id="ct94215830133968" text:id="ct94215830133968">
          <text:deletion>
            <office:change-info>
              <dc:creator>Unknown Author</dc:creator>
              <dc:date>2022-10-24T17:09:30</dc:date>
            </office:change-info>
            <text:p text:style-name="P1"><text:span text:style-name="Source_20_Text"><text:span text:style-name="T1">o</text:span></text:span></text:p>
            <text:p text:style-name="P1"><text:span text:style-name="Source_20_Text"><text:span text:style-name="T1"><text:s/></text:span></text:span><text:span text:style-name="Source_20_Text"><text:span text:style-name="T2"><text:s text:c="6"/></text:span></text:span><text:span text:style-name="Source_20_Text"><text:span text:style-name="T1"><text:s text:c="6"/></text:span></text:span><text:span text:style-name="Source_20_Text"><text:span text:style-name="T2"><text:s/></text:span></text:span></text:p>
          </text:deletion>
        </text:changed-region>
        <text:changed-region xml:id="ct94215851909552" text:id="ct94215851909552">
          <text:insertion>
            <office:change-info>
              <dc:creator>Unknown Author</dc:creator>
              <dc:date>2022-10-24T17:09:32</dc:date>
            </office:change-info>
          </text:insertion>
        </text:changed-region>
        <text:changed-region xml:id="ct94215830180944" text:id="ct94215830180944">
          <text:insertion>
            <office:change-info>
              <dc:creator>Unknown Author</dc:creator>
              <dc:date>2022-10-24T17:09:45</dc:date>
            </office:change-info>
          </text:insertion>
        </text:changed-region>
        <text:changed-region xml:id="ct94215851909872" text:id="ct94215851909872">
          <text:insertion>
            <office:change-info>
              <dc:creator>Unknown Author</dc:creator>
              <dc:date>2022-10-24T17:10:10</dc:date>
            </office:change-info>
          </text:insertion>
        </text:changed-region>
        <text:changed-region xml:id="ct94215851910176" text:id="ct94215851910176">
          <text:insertion>
            <office:change-info>
              <dc:creator>Unknown Author</dc:creator>
              <dc:date>2022-10-24T17:11:00</dc:date>
            </office:change-info>
          </text:insertion>
        </text:changed-region>
        <text:changed-region xml:id="ct94215830186304" text:id="ct94215830186304">
          <text:insertion>
            <office:change-info>
              <dc:creator>Unknown Author</dc:creator>
              <dc:date>2022-10-24T17:12:12</dc:date>
            </office:change-info>
          </text:insertion>
        </text:changed-region>
        <text:changed-region xml:id="ct94215830174272" text:id="ct94215830174272">
          <text:insertion>
            <office:change-info>
              <dc:creator>Unknown Author</dc:creator>
              <dc:date>2022-10-24T17:13:01</dc:date>
            </office:change-info>
          </text:insertion>
        </text:changed-region>
        <text:changed-region xml:id="ct94215851922784" text:id="ct94215851922784">
          <text:insertion>
            <office:change-info>
              <dc:creator>Unknown Author</dc:creator>
              <dc:date>2022-10-24T20:52:12</dc:date>
            </office:change-info>
          </text:insertion>
        </text:changed-region>
        <text:changed-region xml:id="ct94215851914544" text:id="ct94215851914544">
          <text:insertion>
            <office:change-info>
              <dc:creator>Unknown Author</dc:creator>
              <dc:date>2022-10-24T20:55:25</dc:date>
            </office:change-info>
          </text:insertion>
        </text:changed-region>
        <text:changed-region xml:id="ct94215851906992" text:id="ct94215851906992">
          <text:insertion>
            <office:change-info>
              <dc:creator>Unknown Author</dc:creator>
              <dc:date>2022-10-24T20:56:48</dc:date>
            </office:change-info>
          </text:insertion>
        </text:changed-region>
        <text:changed-region xml:id="ct94215851936576" text:id="ct94215851936576">
          <text:insertion>
            <office:change-info>
              <dc:creator>Unknown Author</dc:creator>
              <dc:date>2022-10-24T20:57:00</dc:date>
            </office:change-info>
          </text:insertion>
        </text:changed-region>
        <text:changed-region xml:id="ct94215851936800" text:id="ct94215851936800">
          <text:insertion>
            <office:change-info>
              <dc:creator>Unknown Author</dc:creator>
              <dc:date>2022-10-24T21:08:22</dc:date>
            </office:change-info>
          </text:insertion>
        </text:changed-region>
        <text:changed-region xml:id="ct94215851937024" text:id="ct94215851937024">
          <text:insertion>
            <office:change-info>
              <dc:creator>Unknown Author</dc:creator>
              <dc:date>2022-10-24T21:10:04</dc:date>
            </office:change-info>
          </text:insertion>
        </text:changed-region>
        <text:changed-region xml:id="ct94215851940912" text:id="ct94215851940912">
          <text:insertion>
            <office:change-info>
              <dc:creator>Unknown Author</dc:creator>
              <dc:date>2022-10-24T21:11:00</dc:date>
            </office:change-info>
          </text:insertion>
        </text:changed-region>
        <text:changed-region xml:id="ct94215829931456" text:id="ct94215829931456">
          <text:insertion>
            <office:change-info>
              <dc:creator>Unknown Author</dc:creator>
              <dc:date>2022-10-24T21:21:05</dc:date>
            </office:change-info>
          </text:insertion>
        </text:changed-region>
        <text:changed-region xml:id="ct94215851942336" text:id="ct94215851942336">
          <text:insertion>
            <office:change-info>
              <dc:creator>Unknown Author</dc:creator>
              <dc:date>2022-10-24T20:52:12</dc:date>
            </office:change-info>
          </text:insertion>
        </text:changed-region>
        <text:changed-region xml:id="ct94215852003424" text:id="ct94215852003424">
          <text:insertion>
            <office:change-info>
              <dc:creator>Unknown Author</dc:creator>
              <dc:date>2022-10-24T21:43:34</dc:date>
            </office:change-info>
          </text:insertion>
        </text:changed-region>
        <text:changed-region xml:id="ct94215852006032" text:id="ct94215852006032">
          <text:insertion>
            <office:change-info>
              <dc:creator>Unknown Author</dc:creator>
              <dc:date>2022-10-24T21:44:16</dc:date>
            </office:change-info>
          </text:insertion>
        </text:changed-region>
        <text:changed-region xml:id="ct94215851954000" text:id="ct94215851954000">
          <text:deletion>
            <office:change-info>
              <dc:creator>Unknown Author</dc:creator>
              <dc:date>2022-10-24T21:46:04</dc:date>
            </office:change-info>
            <text:p text:style-name="P2"><text:span text:style-name="T3"/></text:p>
            <text:section text:style-name="Sect1" text:name="Section1"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ext:p text:style-name="P39"><text:span text:style-name="Source_20_Text"><text:span text:style-name="T29"/></text:span></text:p>
                  </table:table-cell>
                </table:table-row>
              </table:table>
            </text:section>
            <text:p text:style-name="P2"><text:span text:style-name="T3"/></text:p>
          </text:deletion>
        </text:changed-region>
        <text:changed-region xml:id="ct94215851953776" text:id="ct94215851953776">
          <text:deletion>
            <office:change-info>
              <dc:creator>Unknown Author</dc:creator>
              <dc:date>2022-10-24T21:45:25</dc:date>
            </office:change-info>
            <text:p text:style-name="P2"><text:span text:style-name="T3"/></text:p>
            <text:section text:style-name="Sect1" text:name="highlighter_944353"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39"><text:span text:style-name="Source_20_Text"><text:span text:style-name="T29"/></text:span></text:p>
                  </table:table-cell>
                </table:table-row>
              </table:table>
            </text:section>
            <text:p text:style-name="P2"><text:span text:style-name="T3"/></text:p>
          </text:deletion>
        </text:changed-region>
        <text:changed-region xml:id="ct94215851955104" text:id="ct94215851955104">
          <text:insertion>
            <office:change-info>
              <dc:creator>Unknown Author</dc:creator>
              <dc:date>2022-10-24T21:46:08</dc:date>
            </office:change-info>
          </text:insertion>
        </text:changed-region>
        <text:changed-region xml:id="ct94215851992640" text:id="ct94215851992640">
          <text:insertion>
            <office:change-info>
              <dc:creator>Unknown Author</dc:creator>
              <dc:date>2022-10-24T21:47:20</dc:date>
            </office:change-info>
          </text:insertion>
        </text:changed-region>
        <text:changed-region xml:id="ct94215851959904" text:id="ct94215851959904">
          <text:insertion>
            <office:change-info>
              <dc:creator>Unknown Author</dc:creator>
              <dc:date>2022-10-24T21:51:04</dc:date>
            </office:change-info>
          </text:insertion>
        </text:changed-region>
        <text:changed-region xml:id="ct94215851995568" text:id="ct94215851995568">
          <text:insertion>
            <office:change-info>
              <dc:creator>Unknown Author</dc:creator>
              <dc:date>2022-10-24T21:52:49</dc:date>
            </office:change-info>
          </text:insertion>
        </text:changed-region>
        <text:changed-region xml:id="ct94215851986176" text:id="ct94215851986176">
          <text:insertion>
            <office:change-info>
              <dc:creator>Unknown Author</dc:creator>
              <dc:date>2022-10-24T21:55:43</dc:date>
            </office:change-info>
          </text:insertion>
        </text:changed-region>
        <text:changed-region xml:id="ct94215851986400" text:id="ct94215851986400">
          <text:insertion>
            <office:change-info>
              <dc:creator>Unknown Author</dc:creator>
              <dc:date>2022-10-24T21:56:27</dc:date>
            </office:change-info>
          </text:insertion>
        </text:changed-region>
        <text:changed-region xml:id="ct94215851958528" text:id="ct94215851958528">
          <text:insertion>
            <office:change-info>
              <dc:creator>Unknown Author</dc:creator>
              <dc:date>2022-10-24T22:30:51</dc:date>
            </office:change-info>
          </text:insertion>
        </text:changed-region>
        <text:changed-region xml:id="ct94215851989632" text:id="ct94215851989632">
          <text:insertion>
            <office:change-info>
              <dc:creator>Unknown Author</dc:creator>
              <dc:date>2022-10-24T22:35:41</dc:date>
            </office:change-info>
          </text:insertion>
        </text:changed-region>
        <text:changed-region xml:id="ct94215851992000" text:id="ct94215851992000">
          <text:insertion>
            <office:change-info>
              <dc:creator>Unknown Author</dc:creator>
              <dc:date>2022-10-24T21:52:49</dc:date>
            </office:change-info>
          </text:insertion>
        </text:changed-region>
        <text:changed-region xml:id="ct94215851946832" text:id="ct94215851946832">
          <text:insertion>
            <office:change-info>
              <dc:creator>Unknown Author</dc:creator>
              <dc:date>2022-10-24T21:51:04</dc:date>
            </office:change-info>
          </text:insertion>
        </text:changed-region>
        <text:changed-region xml:id="ct94215830010992" text:id="ct94215830010992">
          <text:insertion>
            <office:change-info>
              <dc:creator>Unknown Author</dc:creator>
              <dc:date>2022-10-24T22:38:40</dc:date>
            </office:change-info>
          </text:insertion>
        </text:changed-region>
        <text:changed-region xml:id="ct94215830012544" text:id="ct94215830012544">
          <text:insertion>
            <office:change-info>
              <dc:creator>Unknown Author</dc:creator>
              <dc:date>2022-10-25T21:25:42</dc:date>
            </office:change-info>
          </text:insertion>
        </text:changed-region>
        <text:changed-region xml:id="ct94215829929408" text:id="ct94215829929408">
          <text:insertion>
            <office:change-info>
              <dc:creator>Unknown Author</dc:creator>
              <dc:date>2022-10-26T22:12:04</dc:date>
            </office:change-info>
          </text:insertion>
        </text:changed-region>
        <text:changed-region xml:id="ct94215830013488" text:id="ct94215830013488">
          <text:insertion>
            <office:change-info>
              <dc:creator>Unknown Author</dc:creator>
              <dc:date>2022-10-26T22:13:03</dc:date>
            </office:change-info>
          </text:insertion>
        </text:changed-region>
        <text:changed-region xml:id="ct94215830167344" text:id="ct94215830167344">
          <text:insertion>
            <office:change-info>
              <dc:creator>Unknown Author</dc:creator>
              <dc:date>2022-10-26T22:14:15</dc:date>
            </office:change-info>
          </text:insertion>
        </text:changed-region>
        <text:changed-region xml:id="ct94215830172816" text:id="ct94215830172816">
          <text:insertion>
            <office:change-info>
              <dc:creator>Unknown Author</dc:creator>
              <dc:date>2022-10-26T22:15:00</dc:date>
            </office:change-info>
          </text:insertion>
        </text:changed-region>
        <text:changed-region xml:id="ct94215851904016" text:id="ct94215851904016">
          <text:insertion>
            <office:change-info>
              <dc:creator>Unknown Author</dc:creator>
              <dc:date>2022-10-24T22:37:47</dc:date>
            </office:change-info>
          </text:insertion>
        </text:changed-region>
        <text:changed-region xml:id="ct94215830177632" text:id="ct94215830177632">
          <text:insertion>
            <office:change-info>
              <dc:creator>Unknown Author</dc:creator>
              <dc:date>2022-10-24T20:52:12</dc:date>
            </office:change-info>
          </text:insertion>
        </text:changed-region>
        <text:changed-region xml:id="ct94215830182336" text:id="ct94215830182336">
          <text:insertion>
            <office:change-info>
              <dc:creator>Unknown Author</dc:creator>
              <dc:date>2022-10-24T17:13:01</dc:date>
            </office:change-info>
          </text:insertion>
        </text:changed-region>
        <text:changed-region xml:id="ct94215851934176" text:id="ct94215851934176">
          <text:insertion>
            <office:change-info>
              <dc:creator>Unknown Author</dc:creator>
              <dc:date>2022-10-24T17:12:1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what is class how to create a class write syntax and example?</text:p>
      <text:p text:style-name="Standard"/>
      <text:p text:style-name="Standard"><text:s text:c="4"/><text:span text:style-name="T43">Class is a collection of methods,objects &amp; variables</text:span></text:p>
      <text:p text:style-name="Standard"><text:s text:c="4"/><text:span text:style-name="T43">Syntax:</text:span></text:p>
      <text:p text:style-name="Standard"><text:s text:c="11"/><text:span text:style-name="T43">class “classname”</text:span></text:p>
      <text:p text:style-name="Standard"><text:s text:c="4"/><text:span text:style-name="T43">Example:</text:span></text:p>
      <text:p text:style-name="Standard"><text:s text:c="11"/><text:span text:style-name="T43">class A</text:span></text:p>
      <text:p text:style-name="Standard"/>
      <text:p text:style-name="Standard">2) what is self , init method what is the use ?</text:p>
      <text:p text:style-name="Standard"><text:s text:c="4"/><text:span text:style-name="T43">self</text:span></text:p>
      <text:p text:style-name="Standard"><text:s text:c="9"/><text:span text:style-name="T43">It is a default parameter to the method</text:span></text:p>
      <text:p text:style-name="Standard"><text:s text:c="4"/><text:span text:style-name="T43">Uses</text:span></text:p>
      <text:p text:style-name="Standard"><text:s text:c="9"/><text:span text:style-name="T43">It is always pointing to the current object address.</text:span></text:p>
      <text:p text:style-name="Standard"><text:s text:c="9"/><text:span text:style-name="T43">We can initialize the variable using self.</text:span></text:p>
      <text:p text:style-name="Standard"><text:s text:c="4"/><text:span text:style-name="T43">Init</text:span></text:p>
      <text:p text:style-name="Standard"><text:s text:c="9"/><text:span text:style-name="T43">It is default method in the class</text:span></text:p>
      <text:p text:style-name="Standard"><text:s text:c="4"/><text:span text:style-name="T43">Uses</text:span></text:p>
      <text:p text:style-name="Standard"><text:s text:c="9"/><text:span text:style-name="T44">whenever we create the object init method will call by default.</text:span></text:p>
      <text:p text:style-name="Standard"><text:s text:c="9"/><text:span text:style-name="T44">Init method useful for to initialize the values.</text:span></text:p>
      <text:p text:style-name="Standard"/>
      <text:p text:style-name="Standard">3) wht is diff b/w init method nd instance method ?</text:p>
      <text:p text:style-name="Standard"><draw:line text:anchor-type="paragraph" draw:z-index="0" draw:name="Shape1" draw:style-name="gr1" draw:text-style-name="P40" svg:x1="7.945cm" svg:y1="0.213cm" svg:x2="7.971cm" svg:y2="6.907cm"><text:p/></draw:line><text:s text:c="12"/></text:p>
      <text:p text:style-name="P34"><text:s text:c="46"/><text:span text:style-name="T45">INIT METHOD <text:s text:c="44"/>INSTANCE METHOD</text:span></text:p>
      <text:p text:style-name="P10"><text:span text:style-name="T45"><text:s text:c="5"/>*</text:span><text:span text:style-name="T47">It is default method in <text:s text:c="2"/>the <text:s/>class</text:span><text:span text:style-name="T45"> <text:s text:c="16"/>*</text:span><text:span text:style-name="T46">The method which contains self as a default </text:span></text:p>
      <text:p text:style-name="P10"><text:span text:style-name="T46"><text:s text:c="5"/>*</text:span><text:span text:style-name="T45">whenever we create the object init method </text:span><text:span text:style-name="T46">parameter is called instance method</text:span></text:p>
      <text:p text:style-name="P12"><text:span text:style-name="T45">will call by default.</text:span><text:span text:style-name="T46"> <text:s text:c="46"/>*We can access all instance variable inside the</text:span></text:p>
      <text:p text:style-name="P12"><text:s text:c="77"/>instance method <text:s/></text:p>
      <text:p text:style-name="P12"><text:s text:c="79"/>*static/class variable can be access inside the</text:p>
      <text:p text:style-name="P12"><text:s text:c="77"/>instance method using class reference <text:s/></text:p>
      <text:p text:style-name="P10"><text:s text:c="79"/></text:p>
      <text:p text:style-name="P10"/>
      <text:p text:style-name="P18">4) diff b/w instance ,class, static method with exmple ?</text:p>
      <text:p text:style-name="P18"><text:s text:c="4"/><text:span text:style-name="T49">Instance Method</text:span></text:p>
      <text:p text:style-name="P17"><text:s text:c="14"/><text:span text:style-name="T45">*</text:span><text:span text:style-name="T46">The method which contains self as a default <text:s/></text:span><text:span text:style-name="T48">parameter is called instance method</text:span><text:change-start text:change-id="ct94215830167856"/></text:p>
      <text:p text:style-name="P16"><text:change-end text:change-id="ct94215830167856"/></text:p>
      <text:p text:style-name="P16"><text:change-start text:change-id="ct94215830167120"/><text:s text:c="13"/><text:change-end text:change-id="ct94215830167120"/>* We can access all instance variables inside the instance method<text:change-start text:change-id="ct94215830172096"/></text:p>
      <text:p text:style-name="P16"><text:change-end text:change-id="ct94215830172096"/></text:p>
      <text:p text:style-name="P16"><text:s text:c="14"/>*static/class variable can be access inside the instance method using class reference <text:s text:c="2"/></text:p>
      <text:p text:style-name="P16"><text:s text:c="2"/>Example:</text:p>
      <text:p text:style-name="P14"><text:span text:style-name="T46"><text:s text:c="18"/></text:span><text:span text:style-name="Source_20_Text"><text:span text:style-name="T20">class</text:span></text:span><text:span text:style-name="Source_20_Text"><text:span text:style-name="T7"> </text:span></text:span><text:span text:style-name="Source_20_Text"><text:span text:style-name="T22">MyClass:</text:span></text:span></text:p>
      <text:p text:style-name="P32"><text:span text:style-name="Source_20_Text"><text:span text:style-name="T8"><text:s text:c="9"/></text:span></text:span><text:span text:style-name="Source_20_Text"><text:span text:style-name="T19">def</text:span></text:span><text:span text:style-name="Source_20_Text"><text:span text:style-name="T2"> </text:span></text:span><text:span text:style-name="Source_20_Text"><text:span text:style-name="T21">method(</text:span></text:span><text:span text:style-name="Source_20_Text"><text:span text:style-name="T31">self</text:span></text:span><text:span text:style-name="Source_20_Text"><text:span text:style-name="T21">):</text:span></text:span></text:p>
      <text:p text:style-name="P32"><text:span text:style-name="Source_20_Text"><text:span text:style-name="T8"><text:s text:c="13"/></text:span></text:span><text:span text:style-name="Source_20_Text"><text:span text:style-name="T19">return</text:span></text:span><text:span text:style-name="Source_20_Text"><text:span text:style-name="T2"> </text:span></text:span><text:span text:style-name="Source_20_Text"><text:span text:style-name="T30">'instance method called'</text:span></text:span><text:span text:style-name="Source_20_Text"><text:span text:style-name="T21">,</text:span></text:span><text:span text:style-name="Source_20_Text"><text:span text:style-name="T2"> </text:span></text:span><text:span text:style-name="Source_20_Text"><text:span text:style-name="T31">self</text:span></text:span></text:p>
      <text:p text:style-name="Text_20_body"><text:span text:style-name="Source_20_Text"><text:s/></text:span><text:span text:style-name="Source_20_Text"><text:span text:style-name="T51">Class Method</text:span></text:span></text:p>
      <text:p text:style-name="P1"><text:s text:c="17"/>*A class method takes cls as the first parameter while a static method needs no specific parameters.</text:p>
      <text:p text:style-name="P1"><text:soft-page-break/><text:s text:c="12"/>*A class method can access or modify the class state while a static method can’t access or modify it.</text:p>
      <text:p text:style-name="P11">Example:</text:p>
      <text:p text:style-name="P1"><text:span text:style-name="T51"><text:s text:c="15"/></text:span><text:span text:style-name="Source_20_Text"><text:span text:style-name="T8"><text:s/></text:span></text:span><text:span text:style-name="Source_20_Text"><text:span text:style-name="T1">@classmeth</text:span></text:span><text:change-start text:change-id="ct94215830172368"/><text:span text:style-name="Source_20_Text"><text:span text:style-name="T5">od</text:span></text:span></text:p>
      <text:p text:style-name="P1"><text:change-end text:change-id="ct94215830172368"/><text:change text:change-id="ct94215830133968"/><text:change-start text:change-id="ct94215851909552"/><text:span text:style-name="Source_20_Text"><text:span text:style-name="T2"><text:s text:c="13"/></text:span></text:span><text:change-end text:change-id="ct94215851909552"/><text:span text:style-name="Source_20_Text"><text:span text:style-name="T8"><text:s/></text:span></text:span><text:span text:style-name="Source_20_Text"><text:span text:style-name="T19">def</text:span></text:span><text:span text:style-name="Source_20_Text"><text:span text:style-name="T2"> </text:span></text:span><text:span text:style-name="Source_20_Text"><text:span text:style-name="T21">classmethod(</text:span></text:span><text:span text:style-name="Source_20_Text"><text:span text:style-name="T31">cls</text:span></text:span><text:span text:style-name="Source_20_Text"><text:span text:style-name="T21">):</text:span></text:span></text:p>
      <text:p text:style-name="P32"><text:span text:style-name="Source_20_Text"><text:span text:style-name="T8"><text:s text:c="8"/></text:span></text:span><text:change-start text:change-id="ct94215830180944"/><text:span text:style-name="Source_20_Text"><text:span text:style-name="T8"><text:s text:c="6"/></text:span></text:span><text:change-end text:change-id="ct94215830180944"/><text:span text:style-name="Source_20_Text"><text:span text:style-name="T19">return</text:span></text:span><text:span text:style-name="Source_20_Text"><text:span text:style-name="T2"> </text:span></text:span><text:span text:style-name="Source_20_Text"><text:span text:style-name="T30">'class method called'</text:span></text:span><text:span text:style-name="Source_20_Text"><text:span text:style-name="T21">,</text:span></text:span><text:span text:style-name="Source_20_Text"><text:span text:style-name="T2"> </text:span></text:span><text:span text:style-name="Source_20_Text"><text:span text:style-name="T31">cls</text:span></text:span><text:change-start text:change-id="ct94215851909872"/></text:p>
      <text:p text:style-name="Text_20_body"><text:span text:style-name="Source_20_Text">S</text:span><text:span text:style-name="T51">tatic method</text:span></text:p>
      <text:p text:style-name="P8"><text:s text:c="12"/>*<text:change-end text:change-id="ct94215851909872"/><text:change-start text:change-id="ct94215851910176"/><text:span text:style-name="T11">static methods know nothing about the class state. They are utility-type methods that take some parameters and work upon those parameters. On the other hand class methods must have class as a parameter.</text:span></text:p>
      <text:p text:style-name="P9">Example:</text:p>
      <text:p text:style-name="P1"><text:span text:style-name="T12"><text:s text:c="16"/></text:span><text:change-end text:change-id="ct94215851910176"/><text:change-start text:change-id="ct94215830186304"/><text:span text:style-name="Source_20_Text"><text:span text:style-name="T1">@staticmethod</text:span></text:span></text:p>
      <text:p text:style-name="P32"><text:span text:style-name="Source_20_Text"><text:span text:style-name="T8"><text:s text:c="8"/></text:span></text:span><text:span text:style-name="Source_20_Text"><text:span text:style-name="T19">def</text:span></text:span><text:span text:style-name="Source_20_Text"><text:span text:style-name="T2"> </text:span></text:span><text:span text:style-name="Source_20_Text"><text:span text:style-name="T21">staticmethod():</text:span></text:span></text:p>
      <text:p text:style-name="P32"><text:span text:style-name="Source_20_Text"><text:span text:style-name="T8"><text:s text:c="13"/></text:span></text:span><text:span text:style-name="Source_20_Text"><text:span text:style-name="T19">return</text:span></text:span><text:span text:style-name="Source_20_Text"><text:span text:style-name="T2"> </text:span></text:span><text:span text:style-name="Source_20_Text"><text:span text:style-name="T30">'static method called'</text:span></text:span></text:p>
      <text:p text:style-name="P32"><text:span text:style-name="Source_20_Text"><text:span text:style-name="T30"/></text:span></text:p>
      <text:p text:style-name="Standard"><text:change-end text:change-id="ct94215830186304"/><text:change-start text:change-id="ct94215830174272"/><text:span text:style-name="Source_20_Text">5) what are inner functions and how to call the functions with example ?</text:span></text:p>
      <text:p text:style-name="P4"><text:span text:style-name="Source_20_Text"><text:s text:c="6"/></text:span><text:span text:style-name="Source_20_Text"><text:span text:style-name="T52">Inner functions,also known as nested functions,are functions </text:span></text:span></text:p>
      <text:p text:style-name="P5"><text:span text:style-name="Source_20_Text"><text:span text:style-name="T52">that you define inside other functions</text:span></text:span></text:p>
      <text:p text:style-name="P5"><text:span text:style-name="Source_20_Text"><text:span text:style-name="T53">example:</text:span></text:span></text:p>
      <text:p text:style-name="P6"><text:span text:style-name="Source_20_Text"><text:span text:style-name="T53"><text:s text:c="5"/></text:span></text:span><text:change-end text:change-id="ct94215830174272"/><text:change-start text:change-id="ct94215851922784"/><text:span text:style-name="Source_20_Text"><text:span text:style-name="T33">def</text:span></text:span><text:span text:style-name="Source_20_Text"><text:span text:style-name="T15"> </text:span></text:span><text:span text:style-name="Source_20_Text"><text:span text:style-name="T23">f1():</text:span></text:span></text:p>
      <text:p text:style-name="P20"><text:span text:style-name="Source_20_Text"><text:span text:style-name="T3">     <text:s/></text:span></text:span><text:span text:style-name="Source_20_Text"><text:span text:style-name="T23">s </text:span></text:span><text:span text:style-name="Source_20_Text"><text:span text:style-name="T33">=</text:span></text:span><text:span text:style-name="T16"> </text:span><text:span text:style-name="Source_20_Text"><text:span text:style-name="T35">'I love GeeksforGeeks'</text:span></text:span></text:p>
      <text:p text:style-name="P21"><text:span text:style-name="Source_20_Text"><text:span text:style-name="T35"><text:s text:c="9"/></text:span></text:span><text:span text:style-name="Source_20_Text"><text:span text:style-name="T13"><text:s/></text:span></text:span><text:span text:style-name="Source_20_Text"><text:span text:style-name="T33">def</text:span></text:span><text:span text:style-name="Source_20_Text"><text:span text:style-name="T17"> </text:span></text:span><text:span text:style-name="Source_20_Text"><text:span text:style-name="T23">f2():</text:span></text:span></text:p>
      <text:p text:style-name="P21"><text:span text:style-name="Source_20_Text"><text:span text:style-name="T13">         <text:s text:c="2"/></text:span></text:span><text:span text:style-name="Source_20_Text"><text:span text:style-name="T36">print</text:span></text:span><text:span text:style-name="Source_20_Text"><text:span text:style-name="T23">(s)</text:span></text:span></text:p>
      <text:p text:style-name="P21"><text:span text:style-name="Source_20_Text"><text:span text:style-name="T3">     </text:span></text:span><text:span text:style-name="T3">  <text:s text:c="9"/></text:span><text:span text:style-name="Source_20_Text"><text:span text:style-name="T23">f2()</text:span></text:span></text:p>
      <text:p text:style-name="P22"><text:span text:style-name="Source_20_Text"><text:span text:style-name="T3">     </text:span></text:span><text:span text:style-name="Source_20_Text"><text:span text:style-name="T23">f1()</text:span></text:span></text:p>
      <text:p text:style-name="P22"><text:span text:style-name="Source_20_Text"><text:span text:style-name="T23"/></text:span></text:p>
      <text:p text:style-name="P22"><text:change-end text:change-id="ct94215851922784"/><text:change-start text:change-id="ct94215851914544"/><text:span text:style-name="Source_20_Text"><text:span text:style-name="T23">6) what is lamda functoion write example for map,filter,reducde fun?</text:span></text:span></text:p>
      <text:p text:style-name="Standard"><text:change-end text:change-id="ct94215851914544"/><text:change-start text:change-id="ct94215851906992"/><text:span text:style-name="Source_20_Text"><text:span text:style-name="T23"><text:s text:c="3"/></text:span></text:span><text:span text:style-name="Source_20_Text"><text:span text:style-name="T24">Lambda func</text:span></text:span><text:change-end text:change-id="ct94215851906992"/><text:change-start text:change-id="ct94215851936576"/><text:span text:style-name="Source_20_Text"><text:span text:style-name="T24">tion:</text:span></text:span></text:p>
      <text:p text:style-name="Standard"><text:span text:style-name="Source_20_Text"><text:span text:style-name="T24"><text:s text:c="11"/></text:span></text:span><text:change-end text:change-id="ct94215851936576"/><text:change-start text:change-id="ct94215851936800"/><text:span text:style-name="Source_20_Text"><text:span text:style-name="T25">lambda function is anonymous function</text:span></text:span><text:change-end text:change-id="ct94215851936800"/><text:change-start text:change-id="ct94215851937024"/><text:span text:style-name="Source_20_Text"><text:span text:style-name="T25">,there is no name for this function,the main purpose of lambda function is just for i</text:span></text:span><text:change-end text:change-id="ct94215851937024"/><text:change-start text:change-id="ct94215851940912"/><text:span text:style-name="Source_20_Text"><text:span text:style-name="T25">nstant use</text:span></text:span><text:change-end text:change-id="ct94215851940912"/><text:change-start text:change-id="ct94215829931456"/></text:p>
      <text:p text:style-name="Standard"><text:span text:style-name="Source_20_Text"><text:span text:style-name="T25"><text:s/></text:span></text:span><text:span text:style-name="Source_20_Text"><text:span text:style-name="T26">lamba map function</text:span></text:span></text:p>
      <text:p text:style-name="P23"><text:change-end text:change-id="ct94215829931456"/><text:change-start text:change-id="ct94215851942336"/><text:span text:style-name="Source_20_Text"><text:span text:style-name="T3">       </text:span></text:span><text:span text:style-name="Source_20_Text"><text:span text:style-name="T10">def square</text:span></text:span><text:span text:style-name="Source_20_Text"><text:span text:style-name="T27">(n)</text:span></text:span><text:span text:style-name="Source_20_Text"><text:span text:style-name="T10">:</text:span></text:span></text:p>
      <text:p text:style-name="P23"><text:span text:style-name="Source_20_Text"><text:span text:style-name="T10"><text:s text:c="13"/>return n**2</text:span></text:span></text:p>
      <text:p text:style-name="P23"><text:span text:style-name="Source_20_Text"><text:span text:style-name="T10"><text:s text:c="7"/>squares=map </text:span></text:span><text:span text:style-name="Source_20_Text"><text:span text:style-name="T27">(square,range(1,10,2))</text:span></text:span></text:p>
      <text:p text:style-name="P25"><text:span text:style-name="Source_20_Text"><text:span text:style-name="T10"><text:s text:c="7"/>print</text:span></text:span><text:span text:style-name="Source_20_Text"><text:span text:style-name="T27">(</text:span></text:span><text:span text:style-name="Source_20_Text"><text:span text:style-name="T28">list</text:span></text:span><text:span text:style-name="Source_20_Text"><text:span text:style-name="T27">(</text:span></text:span><text:span text:style-name="Source_20_Text"><text:span text:style-name="T28">square</text:span></text:span><text:span text:style-name="Source_20_Text"><text:span text:style-name="T27">))</text:span></text:span></text:p>
      <text:p text:style-name="P24"><text:span text:style-name="Source_20_Text"><text:span text:style-name="T3"><text:s/></text:span></text:span><text:span text:style-name="Source_20_Text"><text:span text:style-name="T10">lambda filter function</text:span></text:span></text:p>
      <text:p text:style-name="P24"><text:span text:style-name="Source_20_Text"><text:span text:style-name="T10"><text:s text:c="7"/></text:span></text:span><text:change-end text:change-id="ct94215851942336"/><text:change-start text:change-id="ct94215852003424"/><text:span text:style-name="Source_20_Text"><text:span text:style-name="T27">my_list </text:span></text:span><text:span text:style-name="Source_20_Text"><text:span text:style-name="T34">=</text:span></text:span><text:span text:style-name="Source_20_Text"><text:span text:style-name="T10"> </text:span></text:span><text:span text:style-name="Source_20_Text"><text:span text:style-name="T27">[</text:span></text:span><text:span text:style-name="Source_20_Text"><text:span text:style-name="T39">12</text:span></text:span><text:span text:style-name="Source_20_Text"><text:span text:style-name="T27">, </text:span></text:span><text:span text:style-name="Source_20_Text"><text:span text:style-name="T39">65</text:span></text:span><text:span text:style-name="Source_20_Text"><text:span text:style-name="T27">, </text:span></text:span><text:span text:style-name="Source_20_Text"><text:span text:style-name="T39">54</text:span></text:span><text:span text:style-name="Source_20_Text"><text:span text:style-name="T27">, </text:span></text:span><text:span text:style-name="Source_20_Text"><text:span text:style-name="T39">39</text:span></text:span><text:span text:style-name="Source_20_Text"><text:span text:style-name="T27">, </text:span></text:span><text:span text:style-name="Source_20_Text"><text:span text:style-name="T39">102</text:span></text:span><text:span text:style-name="Source_20_Text"><text:span text:style-name="T27">, </text:span></text:span><text:span text:style-name="Source_20_Text"><text:span text:style-name="T39">339</text:span></text:span><text:span text:style-name="Source_20_Text"><text:span text:style-name="T27">, </text:span></text:span><text:span text:style-name="Source_20_Text"><text:span text:style-name="T39">221</text:span></text:span><text:span text:style-name="Source_20_Text"><text:span text:style-name="T27">, </text:span></text:span><text:span text:style-name="Source_20_Text"><text:span text:style-name="T39">50</text:span></text:span><text:span text:style-name="Source_20_Text"><text:span text:style-name="T27">, </text:span></text:span><text:span text:style-name="Source_20_Text"><text:span text:style-name="T39">70</text:span></text:span><text:span text:style-name="Source_20_Text"><text:span text:style-name="T27">, ]</text:span></text:span><text:change-end text:change-id="ct94215852003424"/><text:change-start text:change-id="ct94215852006032"/></text:p>
      <text:p text:style-name="P24"><text:span text:style-name="Source_20_Text"><text:span text:style-name="T14"><text:s text:c="7"/></text:span></text:span><text:span text:style-name="Source_20_Text"><text:span text:style-name="T27">result </text:span></text:span><text:span text:style-name="Source_20_Text"><text:span text:style-name="T34">=</text:span></text:span><text:span text:style-name="Source_20_Text"><text:span text:style-name="T18"> </text:span></text:span><text:span text:style-name="Source_20_Text"><text:span text:style-name="T37">list</text:span></text:span><text:span text:style-name="Source_20_Text"><text:span text:style-name="T27">(</text:span></text:span><text:span text:style-name="Source_20_Text"><text:span text:style-name="T37">filter</text:span></text:span><text:span text:style-name="Source_20_Text"><text:span text:style-name="T27">(</text:span></text:span><text:span text:style-name="Source_20_Text"><text:span text:style-name="T34">lambda</text:span></text:span><text:span text:style-name="Source_20_Text"><text:span text:style-name="T18"> </text:span></text:span><text:span text:style-name="Source_20_Text"><text:span text:style-name="T27">x: (x </text:span></text:span><text:span text:style-name="Source_20_Text"><text:span text:style-name="T34">%</text:span></text:span><text:span text:style-name="Source_20_Text"><text:span text:style-name="T18"> </text:span></text:span><text:span text:style-name="Source_20_Text"><text:span text:style-name="T39">13</text:span></text:span><text:span text:style-name="Source_20_Text"><text:span text:style-name="T18"> </text:span></text:span><text:span text:style-name="Source_20_Text"><text:span text:style-name="T34">==</text:span></text:span><text:span text:style-name="Source_20_Text"><text:span text:style-name="T18"> </text:span></text:span><text:span text:style-name="Source_20_Text"><text:span text:style-name="T39">0</text:span></text:span><text:span text:style-name="Source_20_Text"><text:span text:style-name="T27">), my_list)) </text:span></text:span></text:p>
      <text:p text:style-name="P2"><text:change-end text:change-id="ct94215852006032"/><text:change text:change-id="ct94215851954000"/><text:change text:change-id="ct94215851953776"/><text:change-start text:change-id="ct94215851955104"/><text:span text:style-name="T3"><text:s text:c="16"/></text:span><text:span text:style-name="Source_20_Text"><text:span text:style-name="T36">print</text:span></text:span><text:span text:style-name="Source_20_Text"><text:span text:style-name="T23">(result)</text:span></text:span><text:change-end text:change-id="ct94215851955104"/><text:change-start text:change-id="ct94215851992640"/></text:p>
      <text:p text:style-name="P2"><text:span text:style-name="Source_20_Text"><text:span text:style-name="T23"><text:s/></text:span></text:span><text:span text:style-name="Source_20_Text"><text:span text:style-name="T28">lambda reduce function</text:span></text:span></text:p>
      <text:p text:style-name="P2"><text:span text:style-name="Source_20_Text"><text:span text:style-name="T28"><text:s text:c="6"/>from functools import reduce <text:s/></text:span></text:span><text:change-end text:change-id="ct94215851992640"/><text:change-start text:change-id="ct94215851959904"/></text:p>
      <text:p text:style-name="P30"><text:s text:c="7"/><text:span text:style-name="T55">a=</text:span>reduce(<text:span text:style-name="T56">lambda</text:span> x, y: x<text:span text:style-name="T57">+</text:span>y, <text:span text:style-name="T56">range</text:span>(1,101))</text:p>
      <text:p text:style-name="P31"><text:soft-page-break/><text:s text:c="6"/><text:span text:style-name="T55">print</text:span><text:span text:style-name="Source_20_Text"><text:span text:style-name="T54">(a)</text:span></text:span></text:p>
      <text:p text:style-name="P31"><text:span text:style-name="Source_20_Text"><text:span text:style-name="T54"/></text:span></text:p>
      <text:p text:style-name="P26"><text:change-end text:change-id="ct94215851959904"/><text:change-start text:change-id="ct94215851995568"/><text:span text:style-name="Source_20_Text"><text:span text:style-name="T54">7) what are inner classes how to access the data from inner classes</text:span></text:span></text:p>
      <text:p text:style-name="P27"><text:span text:style-name="Source_20_Text"><text:span text:style-name="T28"><text:s text:c="5"/></text:span></text:span><text:change-end text:change-id="ct94215851995568"/><text:change-start text:change-id="ct94215851986176"/><text:span text:style-name="Source_20_Text"><text:span text:style-name="T40">A class defined in another class is known as an inner class or nested class</text:span></text:span><text:span text:style-name="Source_20_Text"><text:span text:style-name="T41">. If an object is created using child class means inner class then the object can also be used by parent class or root class. A parent class can have one or more inner classes but generally inner classes are avoided.</text:span></text:span></text:p>
      <text:p text:style-name="P27"><text:change-end text:change-id="ct94215851986176"/><text:change-start text:change-id="ct94215851986400"/><text:span text:style-name="Source_20_Text"><text:span text:style-name="T28">8) create a class which will take student name ,age as a parameters print the student data in dic <text:s/></text:span></text:span>o/P : student :{'Name :','PYTHON','Age':45}</text:p>
      <text:p text:style-name="P29">class <text:span text:style-name="T60">student</text:span>:</text:p>
      <text:p text:style-name="P28"><text:s text:c="5"/><text:span text:style-name="T58">def __init__(self,name,age):</text:span></text:p>
      <text:p text:style-name="P28"><text:s text:c="12"/><text:span text:style-name="T60">self.name=name</text:span></text:p>
      <text:p text:style-name="P28"><text:s text:c="12"/><text:span text:style-name="T60">self.age=age</text:span></text:p>
      <text:p text:style-name="P28"><text:s text:c="12"/><text:span text:style-name="T60">print(“name:”,self.name)</text:span></text:p>
      <text:p text:style-name="P38"><text:s text:c="13"/><text:span text:style-name="T60">print(“age:”,self.age)</text:span></text:p>
      <text:p text:style-name="P28"><text:s text:c="5"/><text:span text:style-name="T58">out=student(“freeda”,25)</text:span></text:p>
      <text:p text:style-name="P28"><text:s text:c="5"/><text:span text:style-name="T58">print(out.__dict__)</text:span></text:p>
      <text:p text:style-name="Standard"><text:change-end text:change-id="ct94215851986400"/><text:change-start text:change-id="ct94215851958528"/>9) create two diffrent classes access the data from one class to another class without inheritance ?</text:p>
      <text:p text:style-name="Standard"/>
      <text:p text:style-name="Standard"><text:change-end text:change-id="ct94215851958528"/><text:change-start text:change-id="ct94215851989632"/><text:s text:c="6"/>class A:</text:p>
      <text:p text:style-name="Standard"><text:tab/>def __init__(self):</text:p>
      <text:p text:style-name="Standard"><text:tab/><text:tab/>print('Class - A Constructor')</text:p>
      <text:p text:style-name="Standard"/>
      <text:p text:style-name="Standard"><text:tab/>def m1(self):</text:p>
      <text:p text:style-name="Standard"><text:tab/><text:tab/>print('M1 method of Class - A.')</text:p>
      <text:p text:style-name="Standard"><text:s text:c="5"/>class B:</text:p>
      <text:p text:style-name="Standard"><text:tab/>def __init__(self):</text:p>
      <text:p text:style-name="Standard"><text:tab/><text:tab/>print('Class - B Constructor.')</text:p>
      <text:p text:style-name="Standard"/>
      <text:p text:style-name="Standard"><text:tab/>def m2(self):</text:p>
      <text:p text:style-name="Standard"/>
      <text:p text:style-name="Standard"><text:tab/><text:tab/>obj = A()</text:p>
      <text:p text:style-name="Standard"><text:s text:c="24"/>obj.m1()</text:p>
      <text:p text:style-name="Standard"><text:tab/><text:tab/>print('M2 method of Class - B.')</text:p>
      <text:p text:style-name="Standard"><text:s text:c="7"/>obj = B()</text:p>
      <text:p text:style-name="Standard"><text:s text:c="7"/>obj.m2()<text:change-end text:change-id="ct94215851989632"/><text:change-start text:change-id="ct94215851992000"/></text:p>
      <text:p text:style-name="P31"><text:change-end text:change-id="ct94215851992000"/><text:change-start text:change-id="ct94215851946832"/><text:span text:style-name="Source_20_Text"><text:span text:style-name="T54"/></text:span></text:p>
      <text:p text:style-name="P19"><text:change-end text:change-id="ct94215851946832"/><text:span text:style-name="Source_20_Text"><text:span text:style-name="T42"/></text:span></text:p>
      <text:section text:style-name="Sect2" text:name=":n6">
        <text:section text:style-name="Sect2" text:name=":n5">
          <text:p text:style-name="P33"><text:change-start text:change-id="ct94215830010992"/><text:soft-page-break/>10) how to find how many objects are created for the class ?<text:change-end text:change-id="ct94215830010992"/><text:change-start text:change-id="ct94215830012544"/></text:p>
          <text:p text:style-name="P33"><text:s text:c="8"/><text:change-end text:change-id="ct94215830012544"/><text:change-start text:change-id="ct94215829929408"/><text:span text:style-name="T59">class x:</text:span></text:p>
          <text:p text:style-name="P33"><text:s text:c="13"/><text:span text:style-name="T59">count=0</text:span></text:p>
          <text:p text:style-name="P33"><text:s text:c="11"/><text:span text:style-name="T59">def __init__(self):</text:span></text:p>
          <text:p text:style-name="P33"><text:s text:c="17"/><text:change-end text:change-id="ct94215829929408"/><text:change-start text:change-id="ct94215830013488"/><text:span text:style-name="T59">x.count=x.count+1</text:span></text:p>
          <text:p text:style-name="P33"><text:s text:c="11"/><text:span text:style-name="T59">def obj_count(self):</text:span></text:p>
          <text:p text:style-name="P33"><text:s text:c="17"/><text:span text:style-name="T59">print</text:span><text:change-end text:change-id="ct94215830013488"/><text:change-start text:change-id="ct94215830167344"/><text:span text:style-name="T59">(“object count”,count)</text:span></text:p>
          <text:p text:style-name="P33"><text:s text:c="10"/><text:span text:style-name="T59">obj1=x()</text:span></text:p>
          <text:p text:style-name="P33"><text:s text:c="10"/><text:span text:style-name="T59">obj2=x()</text:span><text:change-end text:change-id="ct94215830167344"/><text:change-start text:change-id="ct94215830172816"/></text:p>
          <text:p text:style-name="P33"><text:change-end text:change-id="ct94215830172816"/></text:p>
        </text:section>
      </text:section>
      <text:p text:style-name="P19"><text:change-start text:change-id="ct94215851904016"/><text:span text:style-name="Source_20_Text"><text:span text:style-name="T32"><text:line-break/></text:span></text:span><text:change-end text:change-id="ct94215851904016"/><text:change-start text:change-id="ct94215830177632"/></text:p>
      <text:p text:style-name="P20"><text:span text:style-name="Source_20_Text"><text:span text:style-name="T3">    <text:s text:c="3"/></text:span></text:span></text:p>
      <text:p text:style-name="P20"><text:span text:style-name="Source_20_Text"><text:span text:style-name="T3"> </text:span></text:span><text:span text:style-name="T3"> </text:span></text:p>
      <text:p text:style-name="P20"><text:span text:style-name="Source_20_Text"><text:span text:style-name="T38"/></text:span></text:p>
      <text:p text:style-name="P20"><text:span text:style-name="Source_20_Text"><text:span text:style-name="T23"/></text:span></text:p>
      <text:p text:style-name="P6"><text:span text:style-name="Source_20_Text"><text:span text:style-name="T50"/></text:span></text:p>
      <text:p text:style-name="P6"><text:change-end text:change-id="ct94215830177632"/><text:change-start text:change-id="ct94215830182336"/><text:span text:style-name="Source_20_Text"><text:span text:style-name="T53"><text:s/></text:span></text:span></text:p>
      <text:p text:style-name="Standard"/>
      <text:p text:style-name="Standard"><text:change-end text:change-id="ct94215830182336"/><text:change-start text:change-id="ct94215851934176"/><text:span text:style-name="Source_20_Text"/></text:p>
      <text:p text:style-name="Standard"/>
      <text:p text:style-name="P32"><text:span text:style-name="Source_20_Text"><text:span text:style-name="T30"/></text:span></text:p>
      <text:p text:style-name="P9"><text:change-end text:change-id="ct94215851934176"/></text:p>
      <text:p text:style-name="P11"/>
      <text:p text:style-name="P1"><text:line-break/></text:p>
      <text:p text:style-name="Standard"><text:span text:style-name="Source_20_Text"><text:s text:c="3"/></text:span></text:p>
      <text:p text:style-name="P15"><text:s text:c="164"/></text:p>
      <text:p text:style-name="P10"><text:s text:c="15"/></text:p>
      <text:p text:style-name="P7"><text:s text:c="8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21:10:42.481778199</meta:creation-date>
    <meta:generator>LibreOffice/6.0.7.3$Linux_X86_64 LibreOffice_project/00m0$Build-3</meta:generator>
    <dc:date>2022-11-08T20:44:41.202383837</dc:date>
    <meta:editing-duration>PT50M8S</meta:editing-duration>
    <meta:editing-cycles>9</meta:editing-cycles>
    <meta:document-statistic meta:table-count="2" meta:image-count="0" meta:object-count="0" meta:page-count="5" meta:paragraph-count="119" meta:word-count="614" meta:character-count="5211" meta:non-whitespace-character-count="3298"/>
  </office:meta>
</office:document-meta>
</file>